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4.87mm"/>
    </style:style>
    <style:style style:name="co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2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ce1" office:value-type="string" calcext:value-type="string">
            <text:p>Fleet Testing</text:p>
          </table:table-cell>
          <table:table-cell table:style-name="ce1" table:number-columns-repeated="2"/>
          <table:table-cell table:style-name="ce1" office:value-type="string" calcext:value-type="string">
            <text:p>Seed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nkers</text:p>
          </table:table-cell>
          <table:table-cell table:style-name="Default" table:number-columns-repeated="10"/>
          <table:table-cell office:value-type="string" calcext:value-type="string">
            <text:p>Average 30</text:p>
          </table:table-cell>
          <table:table-cell table:number-columns-repeated="4"/>
          <table:table-cell office:value-type="string" calcext:value-type="string">
            <text:p>Average 10</text:p>
          </table:table-cell>
          <table:table-cell office:value-type="string" calcext:value-type="string">
            <text:p>total waste</text:p>
          </table:table-cell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sks are Claimed by tankers, not smart co ordination, 3 tankers</text:p>
          </table:table-cell>
          <table:table-cell office:value-type="float" office:value="3" calcext:value-type="float">
            <text:p>3</text:p>
          </table:table-cell>
          <table:table-cell office:value-type="float" office:value="116928" calcext:value-type="float">
            <text:p>116928</text:p>
          </table:table-cell>
          <table:table-cell office:value-type="float" office:value="94110" calcext:value-type="float">
            <text:p>94110</text:p>
          </table:table-cell>
          <table:table-cell office:value-type="float" office:value="115567" calcext:value-type="float">
            <text:p>115567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06074" calcext:value-type="float">
            <text:p>106074</text:p>
          </table:table-cell>
          <table:table-cell office:value-type="float" office:value="121209" calcext:value-type="float">
            <text:p>121209</text:p>
          </table:table-cell>
          <table:table-cell office:value-type="float" office:value="104710" calcext:value-type="float">
            <text:p>104710</text:p>
          </table:table-cell>
          <table:table-cell office:value-type="float" office:value="130971" calcext:value-type="float">
            <text:p>130971</text:p>
          </table:table-cell>
          <table:table-cell office:value-type="float" office:value="103453" calcext:value-type="float">
            <text:p>103453</text:p>
          </table:table-cell>
          <table:table-cell table:number-columns-repeated="5"/>
          <table:table-cell table:formula="of:=SUM([.D5:.M5])/10" office:value-type="float" office:value="110848.2" calcext:value-type="float">
            <text:p>110848.2</text:p>
          </table:table-cell>
          <table:table-cell table:formula="of:=[.S5]*[.C5]" office:value-type="float" office:value="332544.6" calcext:value-type="float">
            <text:p>332544.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string" calcext:value-type="string">
            <text:p>2 tankers</text:p>
          </table:table-cell>
          <table:table-cell office:value-type="float" office:value="2" calcext:value-type="float">
            <text:p>2</text:p>
          </table:table-cell>
          <table:table-cell office:value-type="float" office:value="106894" calcext:value-type="float">
            <text:p>106894</text:p>
          </table:table-cell>
          <table:table-cell office:value-type="float" office:value="117077" calcext:value-type="float">
            <text:p>117077</text:p>
          </table:table-cell>
          <table:table-cell office:value-type="float" office:value="117708" calcext:value-type="float">
            <text:p>117708</text:p>
          </table:table-cell>
          <table:table-cell office:value-type="float" office:value="104807" calcext:value-type="float">
            <text:p>104807</text:p>
          </table:table-cell>
          <table:table-cell office:value-type="float" office:value="115098" calcext:value-type="float">
            <text:p>115098</text:p>
          </table:table-cell>
          <table:table-cell office:value-type="float" office:value="111790" calcext:value-type="float">
            <text:p>111790</text:p>
          </table:table-cell>
          <table:table-cell office:value-type="float" office:value="125221" calcext:value-type="float">
            <text:p>125221</text:p>
          </table:table-cell>
          <table:table-cell office:value-type="float" office:value="118224" calcext:value-type="float">
            <text:p>118224</text:p>
          </table:table-cell>
          <table:table-cell office:value-type="float" office:value="137159" calcext:value-type="float">
            <text:p>137159</text:p>
          </table:table-cell>
          <table:table-cell office:value-type="float" office:value="106602" calcext:value-type="float">
            <text:p>106602</text:p>
          </table:table-cell>
          <table:table-cell table:number-columns-repeated="5"/>
          <table:table-cell table:formula="of:=SUM([.D6:.M6])/10" office:value-type="float" office:value="116058" calcext:value-type="float">
            <text:p>116058</text:p>
          </table:table-cell>
          <table:table-cell table:formula="of:=[.S6]*[.C6]" office:value-type="float" office:value="232116" calcext:value-type="float">
            <text:p>23211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4 tankers</text:p>
          </table:table-cell>
          <table:table-cell office:value-type="float" office:value="4" calcext:value-type="float">
            <text:p>4</text:p>
          </table:table-cell>
          <table:table-cell office:value-type="float" office:value="98258" calcext:value-type="float">
            <text:p>98258</text:p>
          </table:table-cell>
          <table:table-cell office:value-type="float" office:value="98867" calcext:value-type="float">
            <text:p>98867</text:p>
          </table:table-cell>
          <table:table-cell office:value-type="float" office:value="102727" calcext:value-type="float">
            <text:p>102727</text:p>
          </table:table-cell>
          <table:table-cell office:value-type="float" office:value="93032" calcext:value-type="float">
            <text:p>93032</text:p>
          </table:table-cell>
          <table:table-cell office:value-type="float" office:value="97126" calcext:value-type="float">
            <text:p>97126</text:p>
          </table:table-cell>
          <table:table-cell office:value-type="float" office:value="85183" calcext:value-type="float">
            <text:p>85183</text:p>
          </table:table-cell>
          <table:table-cell office:value-type="float" office:value="119693" calcext:value-type="float">
            <text:p>119693</text:p>
          </table:table-cell>
          <table:table-cell office:value-type="float" office:value="95067" calcext:value-type="float">
            <text:p>95067</text:p>
          </table:table-cell>
          <table:table-cell office:value-type="float" office:value="121180" calcext:value-type="float">
            <text:p>121180</text:p>
          </table:table-cell>
          <table:table-cell office:value-type="float" office:value="70601" calcext:value-type="float">
            <text:p>70601</text:p>
          </table:table-cell>
          <table:table-cell table:number-columns-repeated="5"/>
          <table:table-cell table:formula="of:=SUM([.D7:.M7])/10" office:value-type="float" office:value="98173.4" calcext:value-type="float">
            <text:p>98173.4</text:p>
          </table:table-cell>
          <table:table-cell table:formula="of:=[.S7]*[.C7]" office:value-type="float" office:value="392693.6" calcext:value-type="float">
            <text:p>392693.6</text:p>
          </table:table-cell>
        </table:table-row>
        <table:table-row table:style-name="ro1">
          <table:table-cell table:number-columns-repeated="19"/>
          <table:table-cell table:formula="of:=[.S8]*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3a</text:p>
          </table:table-cell>
          <table:table-cell office:value-type="string" calcext:value-type="string">
            <text:p>One tanker is dedicated scout for 2000 steps</text:p>
          </table:table-cell>
          <table:table-cell office:value-type="float" office:value="3" calcext:value-type="float">
            <text:p>3</text:p>
          </table:table-cell>
          <table:table-cell office:value-type="float" office:value="104133" calcext:value-type="float">
            <text:p>104133</text:p>
          </table:table-cell>
          <table:table-cell office:value-type="float" office:value="101915" calcext:value-type="float">
            <text:p>101915</text:p>
          </table:table-cell>
          <table:table-cell office:value-type="float" office:value="120700" calcext:value-type="float">
            <text:p>120700</text:p>
          </table:table-cell>
          <table:table-cell office:value-type="float" office:value="106104" calcext:value-type="float">
            <text:p>106104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5345" calcext:value-type="float">
            <text:p>105345</text:p>
          </table:table-cell>
          <table:table-cell office:value-type="float" office:value="117453" calcext:value-type="float">
            <text:p>117453</text:p>
          </table:table-cell>
          <table:table-cell office:value-type="float" office:value="98719" calcext:value-type="float">
            <text:p>98719</text:p>
          </table:table-cell>
          <table:table-cell office:value-type="float" office:value="122129" calcext:value-type="float">
            <text:p>122129</text:p>
          </table:table-cell>
          <table:table-cell office:value-type="float" office:value="104693" calcext:value-type="float">
            <text:p>104693</text:p>
          </table:table-cell>
          <table:table-cell table:number-columns-repeated="5"/>
          <table:table-cell table:formula="of:=SUM([.D9:.M9])/10" office:value-type="float" office:value="108179.9" calcext:value-type="float">
            <text:p>108179.9</text:p>
          </table:table-cell>
          <table:table-cell table:formula="of:=[.S9]*[.C9]" office:value-type="float" office:value="324539.7" calcext:value-type="float">
            <text:p>324539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2897" calcext:value-type="float">
            <text:p>112897</text:p>
          </table:table-cell>
          <table:table-cell office:value-type="float" office:value="112403" calcext:value-type="float">
            <text:p>112403</text:p>
          </table:table-cell>
          <table:table-cell office:value-type="float" office:value="126009" calcext:value-type="float">
            <text:p>126009</text:p>
          </table:table-cell>
          <table:table-cell office:value-type="float" office:value="109263" calcext:value-type="float">
            <text:p>109263</text:p>
          </table:table-cell>
          <table:table-cell office:value-type="float" office:value="117367" calcext:value-type="float">
            <text:p>117367</text:p>
          </table:table-cell>
          <table:table-cell office:value-type="float" office:value="103648" calcext:value-type="float">
            <text:p>103648</text:p>
          </table:table-cell>
          <table:table-cell office:value-type="float" office:value="118873" calcext:value-type="float">
            <text:p>118873</text:p>
          </table:table-cell>
          <table:table-cell office:value-type="float" office:value="119806" calcext:value-type="float">
            <text:p>119806</text:p>
          </table:table-cell>
          <table:table-cell office:value-type="float" office:value="131838" calcext:value-type="float">
            <text:p>131838</text:p>
          </table:table-cell>
          <table:table-cell office:value-type="float" office:value="95582" calcext:value-type="float">
            <text:p>95582</text:p>
          </table:table-cell>
          <table:table-cell office:value-type="float" office:value="112515" calcext:value-type="float">
            <text:p>112515</text:p>
          </table:table-cell>
          <table:table-cell table:number-columns-repeated="4"/>
          <table:table-cell table:formula="of:=SUM([.D10:.M10])/10" office:value-type="float" office:value="114768.6" calcext:value-type="float">
            <text:p>114768.6</text:p>
          </table:table-cell>
          <table:table-cell table:formula="of:=[.S10]*[.C10]" office:value-type="float" office:value="229537.2" calcext:value-type="float">
            <text:p>229537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516" calcext:value-type="float">
            <text:p>86516</text:p>
          </table:table-cell>
          <table:table-cell office:value-type="float" office:value="99006" calcext:value-type="float">
            <text:p>99006</text:p>
          </table:table-cell>
          <table:table-cell office:value-type="float" office:value="105841" calcext:value-type="float">
            <text:p>105841</text:p>
          </table:table-cell>
          <table:table-cell office:value-type="float" office:value="81805" calcext:value-type="float">
            <text:p>81805</text:p>
          </table:table-cell>
          <table:table-cell office:value-type="float" office:value="99181" calcext:value-type="float">
            <text:p>99181</text:p>
          </table:table-cell>
          <table:table-cell office:value-type="float" office:value="85682" calcext:value-type="float">
            <text:p>85682</text:p>
          </table:table-cell>
          <table:table-cell office:value-type="float" office:value="107317" calcext:value-type="float">
            <text:p>107317</text:p>
          </table:table-cell>
          <table:table-cell office:value-type="float" office:value="99531" calcext:value-type="float">
            <text:p>99531</text:p>
          </table:table-cell>
          <table:table-cell office:value-type="float" office:value="116741" calcext:value-type="float">
            <text:p>116741</text:p>
          </table:table-cell>
          <table:table-cell office:value-type="float" office:value="97512" calcext:value-type="float">
            <text:p>97512</text:p>
          </table:table-cell>
          <table:table-cell table:number-columns-repeated="5"/>
          <table:table-cell table:formula="of:=SUM([.D11:.M11])/10" office:value-type="float" office:value="97913.2" calcext:value-type="float">
            <text:p>97913.2</text:p>
          </table:table-cell>
          <table:table-cell table:formula="of:=[.S11]*[.C11]" office:value-type="float" office:value="391652.8" calcext:value-type="float">
            <text:p>391652.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500steps</text:p>
          </table:table-cell>
          <table:table-cell office:value-type="float" office:value="2" calcext:value-type="float">
            <text:p>2</text:p>
          </table:table-cell>
          <table:table-cell office:value-type="float" office:value="116131" calcext:value-type="float">
            <text:p>116131</text:p>
          </table:table-cell>
          <table:table-cell office:value-type="float" office:value="113259" calcext:value-type="float">
            <text:p>113259</text:p>
          </table:table-cell>
          <table:table-cell office:value-type="float" office:value="123291" calcext:value-type="float">
            <text:p>123291</text:p>
          </table:table-cell>
          <table:table-cell office:value-type="float" office:value="110883" calcext:value-type="float">
            <text:p>110883</text:p>
          </table:table-cell>
          <table:table-cell office:value-type="float" office:value="117491" calcext:value-type="float">
            <text:p>117491</text:p>
          </table:table-cell>
          <table:table-cell office:value-type="float" office:value="106677" calcext:value-type="float">
            <text:p>106677</text:p>
          </table:table-cell>
          <table:table-cell office:value-type="float" office:value="123665" calcext:value-type="float">
            <text:p>123665</text:p>
          </table:table-cell>
          <table:table-cell office:value-type="float" office:value="116574" calcext:value-type="float">
            <text:p>116574</text:p>
          </table:table-cell>
          <table:table-cell office:value-type="float" office:value="128335" calcext:value-type="float">
            <text:p>128335</text:p>
          </table:table-cell>
          <table:table-cell office:value-type="float" office:value="106493" calcext:value-type="float">
            <text:p>106493</text:p>
          </table:table-cell>
          <table:table-cell office:value-type="float" office:value="115729" calcext:value-type="float">
            <text:p>115729</text:p>
          </table:table-cell>
          <table:table-cell table:number-columns-repeated="4"/>
          <table:table-cell table:formula="of:=SUM([.D12:.M12])/10" office:value-type="float" office:value="116279.9" calcext:value-type="float">
            <text:p>116279.9</text:p>
          </table:table-cell>
          <table:table-cell table:formula="of:=[.S12]*[.C12]" office:value-type="float" office:value="232559.8" calcext:value-type="float">
            <text:p>232559.8</text:p>
          </table:table-cell>
        </table:table-row>
        <table:table-row table:style-name="ro1">
          <table:table-cell table:number-columns-repeated="18"/>
          <table:table-cell table:formula="of:=SUM([.D13:.M13])/10" office:value-type="float" office:value="0" calcext:value-type="float">
            <text:p>0</text:p>
          </table:table-cell>
          <table:table-cell table:formula="of:=[.S13]*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2 scouts</text:p>
          </table:table-cell>
          <table:table-cell office:value-type="float" office:value="3" calcext:value-type="float">
            <text:p>3</text:p>
          </table:table-cell>
          <table:table-cell office:value-type="float" office:value="93695" calcext:value-type="float">
            <text:p>93695</text:p>
          </table:table-cell>
          <table:table-cell office:value-type="float" office:value="113288" calcext:value-type="float">
            <text:p>113288</text:p>
          </table:table-cell>
          <table:table-cell office:value-type="float" office:value="112373" calcext:value-type="float">
            <text:p>112373</text:p>
          </table:table-cell>
          <table:table-cell office:value-type="float" office:value="103936" calcext:value-type="float">
            <text:p>103936</text:p>
          </table:table-cell>
          <table:table-cell office:value-type="float" office:value="105436" calcext:value-type="float">
            <text:p>105436</text:p>
          </table:table-cell>
          <table:table-cell office:value-type="float" office:value="95094" calcext:value-type="float">
            <text:p>95094</text:p>
          </table:table-cell>
          <table:table-cell office:value-type="float" office:value="123445" calcext:value-type="float">
            <text:p>123445</text:p>
          </table:table-cell>
          <table:table-cell office:value-type="float" office:value="103157" calcext:value-type="float">
            <text:p>103157</text:p>
          </table:table-cell>
          <table:table-cell office:value-type="float" office:value="126235" calcext:value-type="float">
            <text:p>126235</text:p>
          </table:table-cell>
          <table:table-cell office:value-type="float" office:value="103894" calcext:value-type="float">
            <text:p>103894</text:p>
          </table:table-cell>
          <table:table-cell office:value-type="float" office:value="105416" calcext:value-type="float">
            <text:p>105416</text:p>
          </table:table-cell>
          <table:table-cell table:number-columns-repeated="4"/>
          <table:table-cell table:formula="of:=SUM([.D14:.M14])/10" office:value-type="float" office:value="108055.3" calcext:value-type="float">
            <text:p>108055.3</text:p>
          </table:table-cell>
          <table:table-cell table:formula="of:=[.S14]*[.C14]" office:value-type="float" office:value="324165.9" calcext:value-type="float">
            <text:p>324165.9</text:p>
          </table:table-cell>
        </table:table-row>
        <table:table-row table:style-name="ro1">
          <table:table-cell table:number-columns-repeated="18"/>
          <table:table-cell table:formula="of:=SUM([.D15:.M15])/10" office:value-type="float" office:value="0" calcext:value-type="float">
            <text:p>0</text:p>
          </table:table-cell>
          <table:table-cell table:formula="of:=[.S15]*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string" calcext:value-type="string">
            <text:p>Lonely Tankers, avoid other tankers for getBestTask, weight of 50</text:p>
          </table:table-cell>
          <table:table-cell office:value-type="float" office:value="3" calcext:value-type="float">
            <text:p>3</text:p>
          </table:table-cell>
          <table:table-cell office:value-type="float" office:value="118550" calcext:value-type="float">
            <text:p>118550</text:p>
          </table:table-cell>
          <table:table-cell office:value-type="float" office:value="94110" calcext:value-type="float">
            <text:p>94110</text:p>
          </table:table-cell>
          <table:table-cell office:value-type="float" office:value="109565" calcext:value-type="float">
            <text:p>109565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11726" calcext:value-type="float">
            <text:p>111726</text:p>
          </table:table-cell>
          <table:table-cell office:value-type="float" office:value="118082" calcext:value-type="float">
            <text:p>118082</text:p>
          </table:table-cell>
          <table:table-cell office:value-type="float" office:value="106247" calcext:value-type="float">
            <text:p>106247</text:p>
          </table:table-cell>
          <table:table-cell office:value-type="float" office:value="128266" calcext:value-type="float">
            <text:p>128266</text:p>
          </table:table-cell>
          <table:table-cell office:value-type="float" office:value="104729" calcext:value-type="float">
            <text:p>104729</text:p>
          </table:table-cell>
          <table:table-cell office:value-type="float" office:value="108873" calcext:value-type="float">
            <text:p>108873</text:p>
          </table:table-cell>
          <table:table-cell table:number-columns-repeated="4"/>
          <table:table-cell table:formula="of:=SUM([.D16:.M16])/10" office:value-type="float" office:value="110673.5" calcext:value-type="float">
            <text:p>110673.5</text:p>
          </table:table-cell>
          <table:table-cell table:formula="of:=[.S16]*[.C16]" office:value-type="float" office:value="332020.5" calcext:value-type="float">
            <text:p>332020.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5329" calcext:value-type="float">
            <text:p>105329</text:p>
          </table:table-cell>
          <table:table-cell office:value-type="float" office:value="101184" calcext:value-type="float">
            <text:p>101184</text:p>
          </table:table-cell>
          <table:table-cell office:value-type="float" office:value="110789" calcext:value-type="float">
            <text:p>110789</text:p>
          </table:table-cell>
          <table:table-cell office:value-type="float" office:value="105335" calcext:value-type="float">
            <text:p>105335</text:p>
          </table:table-cell>
          <table:table-cell office:value-type="float" office:value="114201" calcext:value-type="float">
            <text:p>114201</text:p>
          </table:table-cell>
          <table:table-cell office:value-type="float" office:value="98830" calcext:value-type="float">
            <text:p>98830</text:p>
          </table:table-cell>
          <table:table-cell office:value-type="float" office:value="120771" calcext:value-type="float">
            <text:p>120771</text:p>
          </table:table-cell>
          <table:table-cell office:value-type="float" office:value="113409" calcext:value-type="float">
            <text:p>113409</text:p>
          </table:table-cell>
          <table:table-cell office:value-type="float" office:value="125473" calcext:value-type="float">
            <text:p>125473</text:p>
          </table:table-cell>
          <table:table-cell office:value-type="float" office:value="99446" calcext:value-type="float">
            <text:p>99446</text:p>
          </table:table-cell>
          <table:table-cell office:value-type="float" office:value="106488" calcext:value-type="float">
            <text:p>106488</text:p>
          </table:table-cell>
          <table:table-cell table:number-columns-repeated="4"/>
          <table:table-cell table:formula="of:=SUM([.D17:.M17])/10" office:value-type="float" office:value="109476.7" calcext:value-type="float">
            <text:p>109476.7</text:p>
          </table:table-cell>
          <table:table-cell table:formula="of:=[.S17]*[.C17]" office:value-type="float" office:value="328430.1" calcext:value-type="float">
            <text:p>328430.1</text:p>
          </table:table-cell>
        </table:table-row>
        <table:table-row table:style-name="ro1">
          <table:table-cell office:value-type="string" calcext:value-type="string">
            <text:p>1.06a</text:p>
          </table:table-cell>
          <table:table-cell office:value-type="string" calcext:value-type="string">
            <text:p>Fixed bug where larger distances were considered better, weight scaled to 200</text:p>
          </table:table-cell>
          <table:table-cell office:value-type="float" office:value="3" calcext:value-type="float">
            <text:p>3</text:p>
          </table:table-cell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8:.M18])/10" office:value-type="float" office:value="110341.2" calcext:value-type="float">
            <text:p>110341.2</text:p>
          </table:table-cell>
          <table:table-cell table:formula="of:=[.S18]*[.C18]" office:value-type="float" office:value="331023.6" calcext:value-type="float">
            <text:p>331023.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9:.M19])/10" office:value-type="float" office:value="110341.2" calcext:value-type="float">
            <text:p>110341.2</text:p>
          </table:table-cell>
          <table:table-cell table:formula="of:=[.S19]*[.C19]" office:value-type="float" office:value="331023.6" calcext:value-type="float">
            <text:p>331023.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95897" calcext:value-type="float">
            <text:p>95897</text:p>
          </table:table-cell>
          <table:table-cell office:value-type="float" office:value="106934" calcext:value-type="float">
            <text:p>106934</text:p>
          </table:table-cell>
          <table:table-cell office:value-type="float" office:value="100903" calcext:value-type="float">
            <text:p>100903</text:p>
          </table:table-cell>
          <table:table-cell office:value-type="float" office:value="115331" calcext:value-type="float">
            <text:p>115331</text:p>
          </table:table-cell>
          <table:table-cell office:value-type="float" office:value="102728" calcext:value-type="float">
            <text:p>102728</text:p>
          </table:table-cell>
          <table:table-cell office:value-type="float" office:value="83968" calcext:value-type="float">
            <text:p>83968</text:p>
          </table:table-cell>
          <table:table-cell office:value-type="float" office:value="117267" calcext:value-type="float">
            <text:p>117267</text:p>
          </table:table-cell>
          <table:table-cell office:value-type="float" office:value="102679" calcext:value-type="float">
            <text:p>102679</text:p>
          </table:table-cell>
          <table:table-cell office:value-type="float" office:value="118535" calcext:value-type="float">
            <text:p>118535</text:p>
          </table:table-cell>
          <table:table-cell office:value-type="float" office:value="96328" calcext:value-type="float">
            <text:p>96328</text:p>
          </table:table-cell>
          <table:table-cell table:number-columns-repeated="5"/>
          <table:table-cell table:formula="of:=SUM([.D20:.M20])/10" office:value-type="float" office:value="104057" calcext:value-type="float">
            <text:p>104057</text:p>
          </table:table-cell>
          <table:table-cell table:formula="of:=[.S20]*[.C20]" office:value-type="float" office:value="416228" calcext:value-type="float">
            <text:p>416228</text:p>
          </table:table-cell>
        </table:table-row>
        <table:table-row table:style-name="ro1">
          <table:table-cell table:number-columns-repeated="18"/>
          <table:table-cell table:formula="of:=SUM([.D21:.M21])/10" office:value-type="float" office:value="0" calcext:value-type="float">
            <text:p>0</text:p>
          </table:table-cell>
          <table:table-cell table:formula="of:=[.S21]*[.C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7a</text:p>
          </table:table-cell>
          <table:table-cell office:value-type="string" calcext:value-type="string">
            <text:p>fixed considering self location instead of target location for loneliness weight, set to 20</text:p>
          </table:table-cell>
          <table:table-cell office:value-type="float" office:value="3" calcext:value-type="float">
            <text:p>3</text:p>
          </table:table-cell>
          <table:table-cell office:value-type="float" office:value="117741" calcext:value-type="float">
            <text:p>117741</text:p>
          </table:table-cell>
          <table:table-cell office:value-type="float" office:value="110379" calcext:value-type="float">
            <text:p>110379</text:p>
          </table:table-cell>
          <table:table-cell office:value-type="float" office:value="106088" calcext:value-type="float">
            <text:p>106088</text:p>
          </table:table-cell>
          <table:table-cell office:value-type="float" office:value="107448" calcext:value-type="float">
            <text:p>107448</text:p>
          </table:table-cell>
          <table:table-cell office:value-type="float" office:value="117526" calcext:value-type="float">
            <text:p>117526</text:p>
          </table:table-cell>
          <table:table-cell office:value-type="float" office:value="88155" calcext:value-type="float">
            <text:p>88155</text:p>
          </table:table-cell>
          <table:table-cell office:value-type="float" office:value="114215" calcext:value-type="float">
            <text:p>114215</text:p>
          </table:table-cell>
          <table:table-cell office:value-type="float" office:value="104060" calcext:value-type="float">
            <text:p>104060</text:p>
          </table:table-cell>
          <table:table-cell office:value-type="float" office:value="118184" calcext:value-type="float">
            <text:p>118184</text:p>
          </table:table-cell>
          <table:table-cell office:value-type="float" office:value="101124" calcext:value-type="float">
            <text:p>101124</text:p>
          </table:table-cell>
          <table:table-cell office:value-type="float" office:value="108566" calcext:value-type="float">
            <text:p>108566</text:p>
          </table:table-cell>
          <table:table-cell table:number-columns-repeated="4"/>
          <table:table-cell table:formula="of:=SUM([.D22:.M22])/10" office:value-type="float" office:value="108492" calcext:value-type="float">
            <text:p>108492</text:p>
          </table:table-cell>
          <table:table-cell table:formula="of:=[.S22]*[.C22]" office:value-type="float" office:value="325476" calcext:value-type="float">
            <text:p>32547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7428" calcext:value-type="float">
            <text:p>117428</text:p>
          </table:table-cell>
          <table:table-cell office:value-type="float" office:value="112405" calcext:value-type="float">
            <text:p>112405</text:p>
          </table:table-cell>
          <table:table-cell office:value-type="float" office:value="127437" calcext:value-type="float">
            <text:p>127437</text:p>
          </table:table-cell>
          <table:table-cell office:value-type="float" office:value="97979" calcext:value-type="float">
            <text:p>97979</text:p>
          </table:table-cell>
          <table:table-cell office:value-type="float" office:value="105602" calcext:value-type="float">
            <text:p>105602</text:p>
          </table:table-cell>
          <table:table-cell office:value-type="float" office:value="96326" calcext:value-type="float">
            <text:p>96326</text:p>
          </table:table-cell>
          <table:table-cell office:value-type="float" office:value="126772" calcext:value-type="float">
            <text:p>126772</text:p>
          </table:table-cell>
          <table:table-cell office:value-type="float" office:value="97286" calcext:value-type="float">
            <text:p>97286</text:p>
          </table:table-cell>
          <table:table-cell office:value-type="float" office:value="132561" calcext:value-type="float">
            <text:p>132561</text:p>
          </table:table-cell>
          <table:table-cell office:value-type="float" office:value="106328" calcext:value-type="float">
            <text:p>106328</text:p>
          </table:table-cell>
          <table:table-cell office:value-type="float" office:value="107943" calcext:value-type="float">
            <text:p>107943</text:p>
          </table:table-cell>
          <table:table-cell table:number-columns-repeated="4"/>
          <table:table-cell table:formula="of:=SUM([.D23:.M23])/10" office:value-type="float" office:value="112012.4" calcext:value-type="float">
            <text:p>112012.4</text:p>
          </table:table-cell>
          <table:table-cell table:formula="of:=[.S23]*[.C23]" office:value-type="float" office:value="336037.2" calcext:value-type="float">
            <text:p>336037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8646" calcext:value-type="float">
            <text:p>108646</text:p>
          </table:table-cell>
          <table:table-cell office:value-type="float" office:value="123206" calcext:value-type="float">
            <text:p>123206</text:p>
          </table:table-cell>
          <table:table-cell office:value-type="float" office:value="114743" calcext:value-type="float">
            <text:p>114743</text:p>
          </table:table-cell>
          <table:table-cell office:value-type="float" office:value="101341" calcext:value-type="float">
            <text:p>101341</text:p>
          </table:table-cell>
          <table:table-cell office:value-type="float" office:value="119110" calcext:value-type="float">
            <text:p>119110</text:p>
          </table:table-cell>
          <table:table-cell office:value-type="float" office:value="80615" calcext:value-type="float">
            <text:p>80615</text:p>
          </table:table-cell>
          <table:table-cell office:value-type="float" office:value="116637" calcext:value-type="float">
            <text:p>116637</text:p>
          </table:table-cell>
          <table:table-cell office:value-type="float" office:value="106603" calcext:value-type="float">
            <text:p>106603</text:p>
          </table:table-cell>
          <table:table-cell office:value-type="float" office:value="132047" calcext:value-type="float">
            <text:p>132047</text:p>
          </table:table-cell>
          <table:table-cell office:value-type="float" office:value="106211" calcext:value-type="float">
            <text:p>106211</text:p>
          </table:table-cell>
          <table:table-cell office:value-type="float" office:value="108474" calcext:value-type="float">
            <text:p>108474</text:p>
          </table:table-cell>
          <table:table-cell table:number-columns-repeated="4"/>
          <table:table-cell table:formula="of:=SUM([.D24:.M24])/10" office:value-type="float" office:value="110915.9" calcext:value-type="float">
            <text:p>110915.9</text:p>
          </table:table-cell>
          <table:table-cell table:formula="of:=[.S24]*[.C24]" office:value-type="float" office:value="332747.7" calcext:value-type="float">
            <text:p>332747.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5:.M25])/10" office:value-type="float" office:value="109145.4" calcext:value-type="float">
            <text:p>109145.4</text:p>
          </table:table-cell>
          <table:table-cell table:formula="of:=[.S25]*[.C25]" office:value-type="float" office:value="327436.2" calcext:value-type="float">
            <text:p>327436.2</text:p>
          </table:table-cell>
        </table:table-row>
        <table:table-row table:style-name="ro1">
          <table:table-cell table:number-columns-repeated="18"/>
          <table:table-cell table:formula="of:=SUM([.D26:.M26])/10" office:value-type="float" office:value="0" calcext:value-type="float">
            <text:p>0</text:p>
          </table:table-cell>
          <table:table-cell table:formula="of:=[.S26]*[.C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8a</text:p>
          </table:table-cell>
          <table:table-cell office:value-type="string" calcext:value-type="string">
            <text:p>with a lonely scout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7:.M27])/10" office:value-type="float" office:value="109145.4" calcext:value-type="float">
            <text:p>109145.4</text:p>
          </table:table-cell>
          <table:table-cell table:formula="of:=[.S27]*[.C27]" office:value-type="float" office:value="327436.2" calcext:value-type="float">
            <text:p>327436.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l lonely scouts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8:.M28])/10" office:value-type="float" office:value="109145.4" calcext:value-type="float">
            <text:p>109145.4</text:p>
          </table:table-cell>
          <table:table-cell table:formula="of:=[.S28]*[.C28]" office:value-type="float" office:value="327436.2" calcext:value-type="float">
            <text:p>327436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 lonely scouts, 1 eff tanker</text:p>
          </table:table-cell>
          <table:table-cell office:value-type="float" office:value="3" calcext:value-type="float">
            <text:p>3</text:p>
          </table:table-cell>
          <table:table-cell office:value-type="float" office:value="116328" calcext:value-type="float">
            <text:p>116328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6519" calcext:value-type="float">
            <text:p>116519</text:p>
          </table:table-cell>
          <table:table-cell office:value-type="float" office:value="101117" calcext:value-type="float">
            <text:p>101117</text:p>
          </table:table-cell>
          <table:table-cell office:value-type="float" office:value="99607" calcext:value-type="float">
            <text:p>99607</text:p>
          </table:table-cell>
          <table:table-cell office:value-type="float" office:value="85652" calcext:value-type="float">
            <text:p>8565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02829" calcext:value-type="float">
            <text:p>102829</text:p>
          </table:table-cell>
          <table:table-cell office:value-type="float" office:value="129044" calcext:value-type="float">
            <text:p>129044</text:p>
          </table:table-cell>
          <table:table-cell office:value-type="float" office:value="104270" calcext:value-type="float">
            <text:p>104270</text:p>
          </table:table-cell>
          <table:table-cell office:value-type="float" office:value="110687" calcext:value-type="float">
            <text:p>110687</text:p>
          </table:table-cell>
          <table:table-cell table:number-columns-repeated="4"/>
          <table:table-cell table:formula="of:=SUM([.D29:.M29])/10" office:value-type="float" office:value="109149.2" calcext:value-type="float">
            <text:p>109149.2</text:p>
          </table:table-cell>
          <table:table-cell table:formula="of:=[.S29]*[.C29]" office:value-type="float" office:value="327447.6" calcext:value-type="float">
            <text:p>327447.6</text:p>
          </table:table-cell>
        </table:table-row>
        <table:table-row table:style-name="ro1">
          <table:table-cell table:number-columns-repeated="18"/>
          <table:table-cell table:formula="of:=SUM([.D30:.M30])/10" office:value-type="float" office:value="0" calcext:value-type="float">
            <text:p>0</text:p>
          </table:table-cell>
          <table:table-cell table:formula="of:=[.S30]*[.C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9a</text:p>
          </table:table-cell>
          <table:table-cell office:value-type="string" calcext:value-type="string">
            <text:p>Using Recruiter to add new tankers before 1500 steps for each fuel pump found</text:p>
          </table:table-cell>
          <table:table-cell office:value-type="string" calcext:value-type="string">
            <text:p>n/a</text:p>
          </table:table-cell>
          <table:table-cell office:value-type="float" office:value="66872" calcext:value-type="float">
            <text:p>66872</text:p>
          </table:table-cell>
          <table:table-cell office:value-type="float" office:value="89163" calcext:value-type="float">
            <text:p>89163</text:p>
          </table:table-cell>
          <table:table-cell office:value-type="float" office:value="101805" calcext:value-type="float">
            <text:p>101805</text:p>
          </table:table-cell>
          <table:table-cell office:value-type="float" office:value="85283" calcext:value-type="float">
            <text:p>85283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93954" calcext:value-type="float">
            <text:p>93954</text:p>
          </table:table-cell>
          <table:table-cell office:value-type="float" office:value="105386" calcext:value-type="float">
            <text:p>105386</text:p>
          </table:table-cell>
          <table:table-cell office:value-type="float" office:value="96384" calcext:value-type="float">
            <text:p>96384</text:p>
          </table:table-cell>
          <table:table-cell office:value-type="float" office:value="96436" calcext:value-type="float">
            <text:p>96436</text:p>
          </table:table-cell>
          <table:table-cell office:value-type="float" office:value="92399" calcext:value-type="float">
            <text:p>92399</text:p>
          </table:table-cell>
          <table:table-cell table:number-columns-repeated="4"/>
          <table:table-cell table:formula="of:=SUM([.D31:.M31])/10" office:value-type="float" office:value="92623" calcext:value-type="float">
            <text:p>92623</text:p>
          </table:table-cell>
          <table:table-cell table:formula="of:=[.S31]*[.C3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401234" calcext:value-type="float">
            <text:p>401234</text:p>
          </table:table-cell>
          <table:table-cell office:value-type="float" office:value="802468" calcext:value-type="float">
            <text:p>802468</text:p>
          </table:table-cell>
          <table:table-cell office:value-type="float" office:value="1018059" calcext:value-type="float">
            <text:p>1018059</text:p>
          </table:table-cell>
          <table:table-cell office:value-type="float" office:value="511703" calcext:value-type="float">
            <text:p>511703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939541" calcext:value-type="float">
            <text:p>939541</text:p>
          </table:table-cell>
          <table:table-cell office:value-type="float" office:value="210772" calcext:value-type="float">
            <text:p>210772</text:p>
          </table:table-cell>
          <table:table-cell office:value-type="float" office:value="963843" calcext:value-type="float">
            <text:p>963843</text:p>
          </table:table-cell>
          <table:table-cell office:value-type="float" office:value="578616" calcext:value-type="float">
            <text:p>578616</text:p>
          </table:table-cell>
          <table:table-cell table:number-columns-repeated="4"/>
          <table:table-cell office:value-type="string" calcext:value-type="string">
            <text:p>average waste</text:p>
          </table:table-cell>
          <table:table-cell table:formula="of:=SUM([.D32:.M32])/10" office:value-type="float" office:value="625498.4" calcext:value-type="float">
            <text:p>625498.4</text:p>
          </table:table-cell>
          <table:table-cell table:formula="of:=[.S32]*[.C3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now has a limit of 20 to consider if a new fuel pump is considered too close to add a tanker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89563" calcext:value-type="float">
            <text:p>89563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7777" calcext:value-type="float">
            <text:p>10777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346" calcext:value-type="float">
            <text:p>96346</text:p>
          </table:table-cell>
          <table:table-cell office:value-type="float" office:value="98931" calcext:value-type="float">
            <text:p>98931</text:p>
          </table:table-cell>
          <table:table-cell table:number-columns-repeated="4"/>
          <table:table-cell table:formula="of:=SUM([.D33:.M33])/10" office:value-type="float" office:value="99179.7" calcext:value-type="float">
            <text:p>99179.7</text:p>
          </table:table-cell>
          <table:table-cell table:formula="of:=[.S33]*[.C3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5" calcext:value-type="float">
            <text:p>503575</text:p>
          </table:table-cell>
          <table:table-cell office:value-type="float" office:value="626946" calcext:value-type="float">
            <text:p>626946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646665" calcext:value-type="float">
            <text:p>646665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34:.M34])/10" office:value-type="float" office:value="514091.3" calcext:value-type="float">
            <text:p>514091.3</text:p>
          </table:table-cell>
          <table:table-cell table:formula="of:=[.S34]*[.C34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modified explore phase to 1250</text:p>
          </table:table-cell>
          <table:table-cell office:value-type="string" calcext:value-type="string">
            <text:p>n/a</text:p>
          </table:table-cell>
          <table:table-cell office:value-type="float" office:value="87957" calcext:value-type="float">
            <text:p>87957</text:p>
          </table:table-cell>
          <table:table-cell office:value-type="float" office:value="95038" calcext:value-type="float">
            <text:p>95038</text:p>
          </table:table-cell>
          <table:table-cell office:value-type="float" office:value="107804" calcext:value-type="float">
            <text:p>107804</text:p>
          </table:table-cell>
          <table:table-cell office:value-type="float" office:value="94148" calcext:value-type="float">
            <text:p>94148</text:p>
          </table:table-cell>
          <table:table-cell office:value-type="float" office:value="116800" calcext:value-type="float">
            <text:p>116800</text:p>
          </table:table-cell>
          <table:table-cell office:value-type="float" office:value="79362" calcext:value-type="float">
            <text:p>79362</text:p>
          </table:table-cell>
          <table:table-cell office:value-type="float" office:value="103253" calcext:value-type="float">
            <text:p>103253</text:p>
          </table:table-cell>
          <table:table-cell office:value-type="float" office:value="115592" calcext:value-type="float">
            <text:p>115592</text:p>
          </table:table-cell>
          <table:table-cell office:value-type="float" office:value="99225" calcext:value-type="float">
            <text:p>99225</text:p>
          </table:table-cell>
          <table:table-cell office:value-type="float" office:value="92927" calcext:value-type="float">
            <text:p>92927</text:p>
          </table:table-cell>
          <table:table-cell office:value-type="float" office:value="97325" calcext:value-type="float">
            <text:p>97325</text:p>
          </table:table-cell>
          <table:table-cell table:number-columns-repeated="4"/>
          <table:table-cell table:formula="of:=SUM([.D35:.M35])/10" office:value-type="float" office:value="99210.6" calcext:value-type="float">
            <text:p>99210.6</text:p>
          </table:table-cell>
          <table:table-cell table:formula="of:=[.S35]*[.C3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439788" calcext:value-type="float">
            <text:p>439788</text:p>
          </table:table-cell>
          <table:table-cell office:value-type="float" office:value="665268" calcext:value-type="float">
            <text:p>665268</text:p>
          </table:table-cell>
          <table:table-cell office:value-type="float" office:value="754632" calcext:value-type="float">
            <text:p>754632</text:p>
          </table:table-cell>
          <table:table-cell office:value-type="float" office:value="470743" calcext:value-type="float">
            <text:p>470743</text:p>
          </table:table-cell>
          <table:table-cell office:value-type="float" office:value="233600" calcext:value-type="float">
            <text:p>233600</text:p>
          </table:table-cell>
          <table:table-cell office:value-type="float" office:value="476176" calcext:value-type="float">
            <text:p>476176</text:p>
          </table:table-cell>
          <table:table-cell office:value-type="float" office:value="619520" calcext:value-type="float">
            <text:p>619520</text:p>
          </table:table-cell>
          <table:table-cell office:value-type="float" office:value="231184" calcext:value-type="float">
            <text:p>231184</text:p>
          </table:table-cell>
          <table:table-cell office:value-type="float" office:value="694576" calcext:value-type="float">
            <text:p>694576</text:p>
          </table:table-cell>
          <table:table-cell office:value-type="float" office:value="557564" calcext:value-type="float">
            <text:p>557564</text:p>
          </table:table-cell>
          <table:table-cell table:number-columns-repeated="5"/>
          <table:table-cell table:formula="of:=SUM([.D36:.M36])/10" office:value-type="float" office:value="514305.1" calcext:value-type="float">
            <text:p>514305.1</text:p>
          </table:table-cell>
          <table:table-cell table:formula="of:=[.S36]*[.C36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upped tanker limit to 15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89563" calcext:value-type="float">
            <text:p>89563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7777" calcext:value-type="float">
            <text:p>10777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346" calcext:value-type="float">
            <text:p>96346</text:p>
          </table:table-cell>
          <table:table-cell office:value-type="float" office:value="98931" calcext:value-type="float">
            <text:p>98931</text:p>
          </table:table-cell>
          <table:table-cell table:number-columns-repeated="4"/>
          <table:table-cell table:formula="of:=SUM([.D37:.M37])/10" office:value-type="float" office:value="99179.7" calcext:value-type="float">
            <text:p>99179.7</text:p>
          </table:table-cell>
          <table:table-cell table:formula="of:=[.S37]*[.C3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5" calcext:value-type="float">
            <text:p>503575</text:p>
          </table:table-cell>
          <table:table-cell office:value-type="float" office:value="626946" calcext:value-type="float">
            <text:p>626946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646665" calcext:value-type="float">
            <text:p>646665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38:.M38])/10" office:value-type="float" office:value="514091.3" calcext:value-type="float">
            <text:p>514091.3</text:p>
          </table:table-cell>
          <table:table-cell table:formula="of:=[.S38]*[.C38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Lowered limit from 20 to 17 for adding tankers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100367" calcext:value-type="float">
            <text:p>100367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85997" calcext:value-type="float">
            <text:p>8599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1904" calcext:value-type="float">
            <text:p>91904</text:p>
          </table:table-cell>
          <table:table-cell office:value-type="float" office:value="96436" calcext:value-type="float">
            <text:p>96436</text:p>
          </table:table-cell>
          <table:table-cell office:value-type="float" office:value="96307" calcext:value-type="float">
            <text:p>96307</text:p>
          </table:table-cell>
          <table:table-cell table:number-columns-repeated="4"/>
          <table:table-cell table:formula="of:=SUM([.D39:.M39])/10" office:value-type="float" office:value="95811.9" calcext:value-type="float">
            <text:p>95811.9</text:p>
          </table:table-cell>
          <table:table-cell table:formula="of:=[.S39]*[.C3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6" calcext:value-type="float">
            <text:p>503576</text:p>
          </table:table-cell>
          <table:table-cell office:value-type="float" office:value="802941" calcext:value-type="float">
            <text:p>80294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687980" calcext:value-type="float">
            <text:p>687980</text:p>
          </table:table-cell>
          <table:table-cell office:value-type="float" office:value="210772" calcext:value-type="float">
            <text:p>210772</text:p>
          </table:table-cell>
          <table:table-cell office:value-type="float" office:value="735238" calcext:value-type="float">
            <text:p>735238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40:.M40])/10" office:value-type="float" office:value="547021.9" calcext:value-type="float">
            <text:p>547021.9</text:p>
          </table:table-cell>
          <table:table-cell table:formula="of:=[.S40]*[.C40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limit raised to 25</text:p>
          </table:table-cell>
          <table:table-cell office:value-type="string" calcext:value-type="string">
            <text:p>n/a</text:p>
          </table:table-cell>
          <table:table-cell office:value-type="float" office:value="85464" calcext:value-type="float">
            <text:p>85464</text:p>
          </table:table-cell>
          <table:table-cell office:value-type="float" office:value="93011" calcext:value-type="float">
            <text:p>93011</text:p>
          </table:table-cell>
          <table:table-cell office:value-type="float" office:value="109715" calcext:value-type="float">
            <text:p>109715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92555" calcext:value-type="float">
            <text:p>92555</text:p>
          </table:table-cell>
          <table:table-cell office:value-type="float" office:value="106672" calcext:value-type="float">
            <text:p>106672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0333" calcext:value-type="float">
            <text:p>90333</text:p>
          </table:table-cell>
          <table:table-cell office:value-type="float" office:value="98444" calcext:value-type="float">
            <text:p>98444</text:p>
          </table:table-cell>
          <table:table-cell table:number-columns-repeated="4"/>
          <table:table-cell table:formula="of:=SUM([.D41:.M41])/10" office:value-type="float" office:value="99459.3" calcext:value-type="float">
            <text:p>99459.3</text:p>
          </table:table-cell>
          <table:table-cell table:formula="of:=[.S41]*[.C4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341857" calcext:value-type="float">
            <text:p>341857</text:p>
          </table:table-cell>
          <table:table-cell office:value-type="float" office:value="465057" calcext:value-type="float">
            <text:p>465057</text:p>
          </table:table-cell>
          <table:table-cell office:value-type="float" office:value="548579" calcext:value-type="float">
            <text:p>54857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462777" calcext:value-type="float">
            <text:p>462777</text:p>
          </table:table-cell>
          <table:table-cell office:value-type="float" office:value="533360" calcext:value-type="float">
            <text:p>533360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180666" calcext:value-type="float">
            <text:p>180666</text:p>
          </table:table-cell>
          <table:table-cell table:number-columns-repeated="5"/>
          <table:table-cell table:formula="of:=SUM([.D42:.M42])/10" office:value-type="float" office:value="413883" calcext:value-type="float">
            <text:p>413883</text:p>
          </table:table-cell>
          <table:table-cell table:formula="of:=[.S42]*[.C42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100367" calcext:value-type="float">
            <text:p>100367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107186" calcext:value-type="float">
            <text:p>107186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436" calcext:value-type="float">
            <text:p>96436</text:p>
          </table:table-cell>
          <table:table-cell office:value-type="float" office:value="97280" calcext:value-type="float">
            <text:p>97280</text:p>
          </table:table-cell>
          <table:table-cell table:number-columns-repeated="4"/>
          <table:table-cell table:formula="of:=SUM([.D43:.M43])/10" office:value-type="float" office:value="98730.3" calcext:value-type="float">
            <text:p>98730.3</text:p>
          </table:table-cell>
          <table:table-cell table:formula="of:=[.S43]*[.C4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6" calcext:value-type="float">
            <text:p>503576</text:p>
          </table:table-cell>
          <table:table-cell office:value-type="float" office:value="802941" calcext:value-type="float">
            <text:p>80294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750302" calcext:value-type="float">
            <text:p>750302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44:.M44])/10" office:value-type="float" office:value="549660" calcext:value-type="float">
            <text:p>549660</text:p>
          </table:table-cell>
          <table:table-cell table:formula="of:=[.S44]*[.C44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110671" calcext:value-type="float">
            <text:p>110671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6672" calcext:value-type="float">
            <text:p>106672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0333" calcext:value-type="float">
            <text:p>90333</text:p>
          </table:table-cell>
          <table:table-cell office:value-type="float" office:value="98488" calcext:value-type="float">
            <text:p>98488</text:p>
          </table:table-cell>
          <table:table-cell table:number-columns-repeated="4"/>
          <table:table-cell table:formula="of:=SUM([.D45:.M45])/10" office:value-type="float" office:value="100578.7" calcext:value-type="float">
            <text:p>100578.7</text:p>
          </table:table-cell>
          <table:table-cell table:formula="of:=[.S45]*[.C4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6" calcext:value-type="float">
            <text:p>503576</text:p>
          </table:table-cell>
          <table:table-cell office:value-type="float" office:value="664031" calcext:value-type="float">
            <text:p>66403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533360" calcext:value-type="float">
            <text:p>533360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180666" calcext:value-type="float">
            <text:p>180666</text:p>
          </table:table-cell>
          <table:table-cell table:number-columns-repeated="5"/>
          <table:table-cell table:formula="of:=SUM([.D46:.M46])/10" office:value-type="float" office:value="466674.4" calcext:value-type="float">
            <text:p>466674.4</text:p>
          </table:table-cell>
          <table:table-cell table:formula="of:=[.S46]*[.C4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8"/>
          <table:table-cell table:formula="of:=SUM([.D47:.M47])/10" office:value-type="float" office:value="0" calcext:value-type="float">
            <text:p>0</text:p>
          </table:table-cell>
          <table:table-cell table:formula="of:=[.S47]*[.C4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neliness set to 25</text:p>
          </table:table-cell>
          <table:table-cell/>
          <table:table-cell office:value-type="float" office:value="84154" calcext:value-type="float">
            <text:p>84154</text:p>
          </table:table-cell>
          <table:table-cell office:value-type="float" office:value="95369" calcext:value-type="float">
            <text:p>95369</text:p>
          </table:table-cell>
          <table:table-cell office:value-type="float" office:value="100085" calcext:value-type="float">
            <text:p>100085</text:p>
          </table:table-cell>
          <table:table-cell office:value-type="float" office:value="101358" calcext:value-type="float">
            <text:p>101358</text:p>
          </table:table-cell>
          <table:table-cell office:value-type="float" office:value="119489" calcext:value-type="float">
            <text:p>119489</text:p>
          </table:table-cell>
          <table:table-cell office:value-type="float" office:value="81498" calcext:value-type="float">
            <text:p>81498</text:p>
          </table:table-cell>
          <table:table-cell office:value-type="float" office:value="112877" calcext:value-type="float">
            <text:p>112877</text:p>
          </table:table-cell>
          <table:table-cell office:value-type="float" office:value="118619" calcext:value-type="float">
            <text:p>118619</text:p>
          </table:table-cell>
          <table:table-cell office:value-type="float" office:value="93237" calcext:value-type="float">
            <text:p>93237</text:p>
          </table:table-cell>
          <table:table-cell office:value-type="float" office:value="90084" calcext:value-type="float">
            <text:p>90084</text:p>
          </table:table-cell>
          <table:table-cell office:value-type="float" office:value="98185" calcext:value-type="float">
            <text:p>98185</text:p>
          </table:table-cell>
          <table:table-cell table:number-columns-repeated="4"/>
          <table:table-cell table:formula="of:=SUM([.D48:.M48])/10" office:value-type="float" office:value="99677" calcext:value-type="float">
            <text:p>99677</text:p>
          </table:table-cell>
          <table:table-cell table:formula="of:=[.S48]*[.C4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20772" calcext:value-type="float">
            <text:p>420772</text:p>
          </table:table-cell>
          <table:table-cell office:value-type="float" office:value="572216" calcext:value-type="float">
            <text:p>572216</text:p>
          </table:table-cell>
          <table:table-cell office:value-type="float" office:value="700595" calcext:value-type="float">
            <text:p>700595</text:p>
          </table:table-cell>
          <table:table-cell office:value-type="float" office:value="506794" calcext:value-type="float">
            <text:p>506794</text:p>
          </table:table-cell>
          <table:table-cell office:value-type="float" office:value="238979" calcext:value-type="float">
            <text:p>238979</text:p>
          </table:table-cell>
          <table:table-cell office:value-type="float" office:value="407490" calcext:value-type="float">
            <text:p>407490</text:p>
          </table:table-cell>
          <table:table-cell office:value-type="float" office:value="564386" calcext:value-type="float">
            <text:p>564386</text:p>
          </table:table-cell>
          <table:table-cell office:value-type="float" office:value="237239" calcext:value-type="float">
            <text:p>237239</text:p>
          </table:table-cell>
          <table:table-cell office:value-type="float" office:value="652665" calcext:value-type="float">
            <text:p>652665</text:p>
          </table:table-cell>
          <table:table-cell office:value-type="float" office:value="180169" calcext:value-type="float">
            <text:p>180169</text:p>
          </table:table-cell>
          <table:table-cell table:number-columns-repeated="5"/>
          <table:table-cell table:formula="of:=SUM([.D49:.M49])/10" office:value-type="float" office:value="448130.5" calcext:value-type="float">
            <text:p>448130.5</text:p>
          </table:table-cell>
          <table:table-cell table:formula="of:=[.S49]*[.C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2914" calcext:value-type="float">
            <text:p>102914</text:p>
          </table:table-cell>
          <table:table-cell office:value-type="float" office:value="111940" calcext:value-type="float">
            <text:p>111940</text:p>
          </table:table-cell>
          <table:table-cell office:value-type="float" office:value="113564" calcext:value-type="float">
            <text:p>113564</text:p>
          </table:table-cell>
          <table:table-cell office:value-type="float" office:value="96011" calcext:value-type="float">
            <text:p>96011</text:p>
          </table:table-cell>
          <table:table-cell office:value-type="float" office:value="105701" calcext:value-type="float">
            <text:p>105701</text:p>
          </table:table-cell>
          <table:table-cell office:value-type="float" office:value="81880" calcext:value-type="float">
            <text:p>81880</text:p>
          </table:table-cell>
          <table:table-cell office:value-type="float" office:value="114022" calcext:value-type="float">
            <text:p>114022</text:p>
          </table:table-cell>
          <table:table-cell office:value-type="float" office:value="119866" calcext:value-type="float">
            <text:p>119866</text:p>
          </table:table-cell>
          <table:table-cell office:value-type="float" office:value="101137" calcext:value-type="float">
            <text:p>101137</text:p>
          </table:table-cell>
          <table:table-cell office:value-type="float" office:value="100768" calcext:value-type="float">
            <text:p>100768</text:p>
          </table:table-cell>
          <table:table-cell office:value-type="float" office:value="99379" calcext:value-type="float">
            <text:p>99379</text:p>
          </table:table-cell>
          <table:table-cell table:number-columns-repeated="4"/>
          <table:table-cell table:formula="of:=SUM([.D50:.M50])/10" office:value-type="float" office:value="104780.3" calcext:value-type="float">
            <text:p>104780.3</text:p>
          </table:table-cell>
          <table:table-cell table:formula="of:=[.S50]*[.C5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14573" calcext:value-type="float">
            <text:p>514573</text:p>
          </table:table-cell>
          <table:table-cell office:value-type="float" office:value="671641" calcext:value-type="float">
            <text:p>671641</text:p>
          </table:table-cell>
          <table:table-cell office:value-type="float" office:value="454258" calcext:value-type="float">
            <text:p>454258</text:p>
          </table:table-cell>
          <table:table-cell office:value-type="float" office:value="384047" calcext:value-type="float">
            <text:p>384047</text:p>
          </table:table-cell>
          <table:table-cell office:value-type="float" office:value="211403" calcext:value-type="float">
            <text:p>211403</text:p>
          </table:table-cell>
          <table:table-cell office:value-type="float" office:value="409404" calcext:value-type="float">
            <text:p>409404</text:p>
          </table:table-cell>
          <table:table-cell office:value-type="float" office:value="570114" calcext:value-type="float">
            <text:p>570114</text:p>
          </table:table-cell>
          <table:table-cell office:value-type="float" office:value="239733" calcext:value-type="float">
            <text:p>239733</text:p>
          </table:table-cell>
          <table:table-cell office:value-type="float" office:value="1011376" calcext:value-type="float">
            <text:p>1011376</text:p>
          </table:table-cell>
          <table:table-cell office:value-type="float" office:value="201537" calcext:value-type="float">
            <text:p>201537</text:p>
          </table:table-cell>
          <table:table-cell table:number-columns-repeated="5"/>
          <table:table-cell table:formula="of:=SUM([.D51:.M51])/10" office:value-type="float" office:value="466808.6" calcext:value-type="float">
            <text:p>466808.6</text:p>
          </table:table-cell>
          <table:table-cell table:formula="of:=[.S51]*[.C5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6882" calcext:value-type="float">
            <text:p>76882</text:p>
          </table:table-cell>
          <table:table-cell office:value-type="float" office:value="99963" calcext:value-type="float">
            <text:p>99963</text:p>
          </table:table-cell>
          <table:table-cell office:value-type="float" office:value="111957" calcext:value-type="float">
            <text:p>111957</text:p>
          </table:table-cell>
          <table:table-cell office:value-type="float" office:value="98090" calcext:value-type="float">
            <text:p>98090</text:p>
          </table:table-cell>
          <table:table-cell office:value-type="float" office:value="111489" calcext:value-type="float">
            <text:p>111489</text:p>
          </table:table-cell>
          <table:table-cell office:value-type="float" office:value="66758" calcext:value-type="float">
            <text:p>66758</text:p>
          </table:table-cell>
          <table:table-cell office:value-type="float" office:value="112253" calcext:value-type="float">
            <text:p>112253</text:p>
          </table:table-cell>
          <table:table-cell office:value-type="float" office:value="107624" calcext:value-type="float">
            <text:p>107624</text:p>
          </table:table-cell>
          <table:table-cell office:value-type="float" office:value="98089" calcext:value-type="float">
            <text:p>98089</text:p>
          </table:table-cell>
          <table:table-cell office:value-type="float" office:value="97861" calcext:value-type="float">
            <text:p>97861</text:p>
          </table:table-cell>
          <table:table-cell office:value-type="float" office:value="98918" calcext:value-type="float">
            <text:p>98918</text:p>
          </table:table-cell>
          <table:table-cell table:number-columns-repeated="4"/>
          <table:table-cell table:formula="of:=SUM([.D52:.M52])/10" office:value-type="float" office:value="98096.6" calcext:value-type="float">
            <text:p>98096.6</text:p>
          </table:table-cell>
          <table:table-cell table:formula="of:=[.S52]*[.C5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84411" calcext:value-type="float">
            <text:p>384411</text:p>
          </table:table-cell>
          <table:table-cell office:value-type="float" office:value="599783" calcext:value-type="float">
            <text:p>599783</text:p>
          </table:table-cell>
          <table:table-cell office:value-type="float" office:value="447829" calcext:value-type="float">
            <text:p>447829</text:p>
          </table:table-cell>
          <table:table-cell office:value-type="float" office:value="392361" calcext:value-type="float">
            <text:p>392361</text:p>
          </table:table-cell>
          <table:table-cell office:value-type="float" office:value="222979" calcext:value-type="float">
            <text:p>222979</text:p>
          </table:table-cell>
          <table:table-cell office:value-type="float" office:value="33794" calcext:value-type="float">
            <text:p>33794</text:p>
          </table:table-cell>
          <table:table-cell office:value-type="float" office:value="561267" calcext:value-type="float">
            <text:p>561267</text:p>
          </table:table-cell>
          <table:table-cell office:value-type="float" office:value="215248" calcext:value-type="float">
            <text:p>215248</text:p>
          </table:table-cell>
          <table:table-cell office:value-type="float" office:value="686629" calcext:value-type="float">
            <text:p>686629</text:p>
          </table:table-cell>
          <table:table-cell office:value-type="float" office:value="195722" calcext:value-type="float">
            <text:p>195722</text:p>
          </table:table-cell>
          <table:table-cell table:number-columns-repeated="5"/>
          <table:table-cell table:formula="of:=SUM([.D53:.M53])/10" office:value-type="float" office:value="374002.3" calcext:value-type="float">
            <text:p>374002.3</text:p>
          </table:table-cell>
          <table:table-cell table:formula="of:=[.S53]*[.C5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4155" calcext:value-type="float">
            <text:p>84155</text:p>
          </table:table-cell>
          <table:table-cell office:value-type="float" office:value="96889" calcext:value-type="float">
            <text:p>96889</text:p>
          </table:table-cell>
          <table:table-cell office:value-type="float" office:value="114127" calcext:value-type="float">
            <text:p>114127</text:p>
          </table:table-cell>
          <table:table-cell office:value-type="float" office:value="98131" calcext:value-type="float">
            <text:p>98131</text:p>
          </table:table-cell>
          <table:table-cell office:value-type="float" office:value="119514" calcext:value-type="float">
            <text:p>119514</text:p>
          </table:table-cell>
          <table:table-cell office:value-type="float" office:value="85800" calcext:value-type="float">
            <text:p>85800</text:p>
          </table:table-cell>
          <table:table-cell office:value-type="float" office:value="115544" calcext:value-type="float">
            <text:p>115544</text:p>
          </table:table-cell>
          <table:table-cell office:value-type="float" office:value="107038" calcext:value-type="float">
            <text:p>107038</text:p>
          </table:table-cell>
          <table:table-cell office:value-type="float" office:value="101467" calcext:value-type="float">
            <text:p>101467</text:p>
          </table:table-cell>
          <table:table-cell office:value-type="float" office:value="99166" calcext:value-type="float">
            <text:p>99166</text:p>
          </table:table-cell>
          <table:table-cell office:value-type="float" office:value="99704" calcext:value-type="float">
            <text:p>99704</text:p>
          </table:table-cell>
          <table:table-cell table:number-columns-repeated="4"/>
          <table:table-cell table:formula="of:=SUM([.D54:.M54])/10" office:value-type="float" office:value="102183.1" calcext:value-type="float">
            <text:p>102183.1</text:p>
          </table:table-cell>
          <table:table-cell table:formula="of:=[.S54]*[.C5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20777" calcext:value-type="float">
            <text:p>420777</text:p>
          </table:table-cell>
          <table:table-cell office:value-type="float" office:value="581337" calcext:value-type="float">
            <text:p>581337</text:p>
          </table:table-cell>
          <table:table-cell office:value-type="float" office:value="456510" calcext:value-type="float">
            <text:p>456510</text:p>
          </table:table-cell>
          <table:table-cell office:value-type="float" office:value="392526" calcext:value-type="float">
            <text:p>392526</text:p>
          </table:table-cell>
          <table:table-cell office:value-type="float" office:value="239029" calcext:value-type="float">
            <text:p>239029</text:p>
          </table:table-cell>
          <table:table-cell office:value-type="float" office:value="429004" calcext:value-type="float">
            <text:p>429004</text:p>
          </table:table-cell>
          <table:table-cell office:value-type="float" office:value="577721" calcext:value-type="float">
            <text:p>577721</text:p>
          </table:table-cell>
          <table:table-cell office:value-type="float" office:value="214077" calcext:value-type="float">
            <text:p>214077</text:p>
          </table:table-cell>
          <table:table-cell office:value-type="float" office:value="710273" calcext:value-type="float">
            <text:p>710273</text:p>
          </table:table-cell>
          <table:table-cell office:value-type="float" office:value="198332" calcext:value-type="float">
            <text:p>198332</text:p>
          </table:table-cell>
          <table:table-cell table:number-columns-repeated="5"/>
          <table:table-cell table:formula="of:=SUM([.D55:.M55])/10" office:value-type="float" office:value="421958.6" calcext:value-type="float">
            <text:p>421958.6</text:p>
          </table:table-cell>
          <table:table-cell table:formula="of:=[.S55]*[.C5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95466" calcext:value-type="float">
            <text:p>95466</text:p>
          </table:table-cell>
          <table:table-cell office:value-type="float" office:value="92347" calcext:value-type="float">
            <text:p>92347</text:p>
          </table:table-cell>
          <table:table-cell office:value-type="float" office:value="108299" calcext:value-type="float">
            <text:p>108299</text:p>
          </table:table-cell>
          <table:table-cell office:value-type="float" office:value="106303" calcext:value-type="float">
            <text:p>106303</text:p>
          </table:table-cell>
          <table:table-cell office:value-type="float" office:value="121605" calcext:value-type="float">
            <text:p>121605</text:p>
          </table:table-cell>
          <table:table-cell office:value-type="float" office:value="75800" calcext:value-type="float">
            <text:p>75800</text:p>
          </table:table-cell>
          <table:table-cell office:value-type="float" office:value="120180" calcext:value-type="float">
            <text:p>120180</text:p>
          </table:table-cell>
          <table:table-cell office:value-type="float" office:value="121857" calcext:value-type="float">
            <text:p>121857</text:p>
          </table:table-cell>
          <table:table-cell office:value-type="float" office:value="104976" calcext:value-type="float">
            <text:p>104976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1070" calcext:value-type="float">
            <text:p>101070</text:p>
          </table:table-cell>
          <table:table-cell table:number-columns-repeated="4"/>
          <table:table-cell table:formula="of:=SUM([.D56:.M56])/10" office:value-type="float" office:value="104746.3" calcext:value-type="float">
            <text:p>104746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7330" calcext:value-type="float">
            <text:p>477330</text:p>
          </table:table-cell>
          <table:table-cell office:value-type="float" office:value="554082" calcext:value-type="float">
            <text:p>554082</text:p>
          </table:table-cell>
          <table:table-cell office:value-type="float" office:value="433196" calcext:value-type="float">
            <text:p>433196</text:p>
          </table:table-cell>
          <table:table-cell office:value-type="float" office:value="425213" calcext:value-type="float">
            <text:p>425213</text:p>
          </table:table-cell>
          <table:table-cell office:value-type="float" office:value="243211" calcext:value-type="float">
            <text:p>243211</text:p>
          </table:table-cell>
          <table:table-cell office:value-type="float" office:value="379002" calcext:value-type="float">
            <text:p>379002</text:p>
          </table:table-cell>
          <table:table-cell office:value-type="float" office:value="600904" calcext:value-type="float">
            <text:p>600904</text:p>
          </table:table-cell>
          <table:table-cell office:value-type="float" office:value="243715" calcext:value-type="float">
            <text:p>243715</text:p>
          </table:table-cell>
          <table:table-cell office:value-type="float" office:value="734838" calcext:value-type="float">
            <text:p>734838</text:p>
          </table:table-cell>
          <table:table-cell office:value-type="float" office:value="201260" calcext:value-type="float">
            <text:p>201260</text:p>
          </table:table-cell>
          <table:table-cell table:number-columns-repeated="5"/>
          <table:table-cell table:formula="of:=SUM([.D57:.M57])/10" office:value-type="float" office:value="429275.1" calcext:value-type="float">
            <text:p>429275.1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86277" calcext:value-type="float">
            <text:p>86277</text:p>
          </table:table-cell>
          <table:table-cell office:value-type="float" office:value="98339" calcext:value-type="float">
            <text:p>98339</text:p>
          </table:table-cell>
          <table:table-cell office:value-type="float" office:value="103801" calcext:value-type="float">
            <text:p>103801</text:p>
          </table:table-cell>
          <table:table-cell office:value-type="float" office:value="99187" calcext:value-type="float">
            <text:p>99187</text:p>
          </table:table-cell>
          <table:table-cell office:value-type="float" office:value="114849" calcext:value-type="float">
            <text:p>114849</text:p>
          </table:table-cell>
          <table:table-cell office:value-type="float" office:value="79822" calcext:value-type="float">
            <text:p>79822</text:p>
          </table:table-cell>
          <table:table-cell office:value-type="float" office:value="107979" calcext:value-type="float">
            <text:p>107979</text:p>
          </table:table-cell>
          <table:table-cell office:value-type="float" office:value="104337" calcext:value-type="float">
            <text:p>104337</text:p>
          </table:table-cell>
          <table:table-cell office:value-type="float" office:value="106655" calcext:value-type="float">
            <text:p>106655</text:p>
          </table:table-cell>
          <table:table-cell office:value-type="float" office:value="95694" calcext:value-type="float">
            <text:p>95694</text:p>
          </table:table-cell>
          <table:table-cell office:value-type="float" office:value="96597" calcext:value-type="float">
            <text:p>96597</text:p>
          </table:table-cell>
          <table:table-cell table:number-columns-repeated="4"/>
          <table:table-cell table:formula="of:=SUM([.D58:.M58])/10" office:value-type="float" office:value="99694" calcext:value-type="float">
            <text:p>996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1389" calcext:value-type="float">
            <text:p>431389</text:p>
          </table:table-cell>
          <table:table-cell office:value-type="float" office:value="590035" calcext:value-type="float">
            <text:p>590035</text:p>
          </table:table-cell>
          <table:table-cell office:value-type="float" office:value="622806" calcext:value-type="float">
            <text:p>622806</text:p>
          </table:table-cell>
          <table:table-cell office:value-type="float" office:value="396749" calcext:value-type="float">
            <text:p>396749</text:p>
          </table:table-cell>
          <table:table-cell office:value-type="float" office:value="229699" calcext:value-type="float">
            <text:p>229699</text:p>
          </table:table-cell>
          <table:table-cell office:value-type="float" office:value="399113" calcext:value-type="float">
            <text:p>399113</text:p>
          </table:table-cell>
          <table:table-cell office:value-type="float" office:value="539899" calcext:value-type="float">
            <text:p>539899</text:p>
          </table:table-cell>
          <table:table-cell office:value-type="float" office:value="208674" calcext:value-type="float">
            <text:p>208674</text:p>
          </table:table-cell>
          <table:table-cell office:value-type="float" office:value="639930" calcext:value-type="float">
            <text:p>639930</text:p>
          </table:table-cell>
          <table:table-cell office:value-type="float" office:value="191388" calcext:value-type="float">
            <text:p>191388</text:p>
          </table:table-cell>
          <table:table-cell table:number-columns-repeated="5"/>
          <table:table-cell table:formula="of:=SUM([.D59:.M59])/10" office:value-type="float" office:value="424968.2" calcext:value-type="float">
            <text:p>424968.2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74334" calcext:value-type="float">
            <text:p>74334</text:p>
          </table:table-cell>
          <table:table-cell office:value-type="float" office:value="103041" calcext:value-type="float">
            <text:p>103041</text:p>
          </table:table-cell>
          <table:table-cell office:value-type="float" office:value="107003" calcext:value-type="float">
            <text:p>107003</text:p>
          </table:table-cell>
          <table:table-cell office:value-type="float" office:value="90383" calcext:value-type="float">
            <text:p>90383</text:p>
          </table:table-cell>
          <table:table-cell office:value-type="float" office:value="117114" calcext:value-type="float">
            <text:p>117114</text:p>
          </table:table-cell>
          <table:table-cell office:value-type="float" office:value="72919" calcext:value-type="float">
            <text:p>72919</text:p>
          </table:table-cell>
          <table:table-cell office:value-type="float" office:value="115688" calcext:value-type="float">
            <text:p>115688</text:p>
          </table:table-cell>
          <table:table-cell office:value-type="float" office:value="125489" calcext:value-type="float">
            <text:p>125489</text:p>
          </table:table-cell>
          <table:table-cell office:value-type="float" office:value="98525" calcext:value-type="float">
            <text:p>98525</text:p>
          </table:table-cell>
          <table:table-cell office:value-type="float" office:value="93562" calcext:value-type="float">
            <text:p>93562</text:p>
          </table:table-cell>
          <table:table-cell office:value-type="float" office:value="98497" calcext:value-type="float">
            <text:p>98497</text:p>
          </table:table-cell>
          <table:table-cell table:number-columns-repeated="4"/>
          <table:table-cell table:formula="of:=SUM([.D60:.M60])/10" office:value-type="float" office:value="99805.8" calcext:value-type="float">
            <text:p>99805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1671" calcext:value-type="float">
            <text:p>371671</text:p>
          </table:table-cell>
          <table:table-cell office:value-type="float" office:value="618250" calcext:value-type="float">
            <text:p>618250</text:p>
          </table:table-cell>
          <table:table-cell office:value-type="float" office:value="535016" calcext:value-type="float">
            <text:p>535016</text:p>
          </table:table-cell>
          <table:table-cell office:value-type="float" office:value="361534" calcext:value-type="float">
            <text:p>361534</text:p>
          </table:table-cell>
          <table:table-cell office:value-type="float" office:value="234229" calcext:value-type="float">
            <text:p>234229</text:p>
          </table:table-cell>
          <table:table-cell office:value-type="float" office:value="364599" calcext:value-type="float">
            <text:p>364599</text:p>
          </table:table-cell>
          <table:table-cell office:value-type="float" office:value="578441" calcext:value-type="float">
            <text:p>578441</text:p>
          </table:table-cell>
          <table:table-cell office:value-type="float" office:value="250978" calcext:value-type="float">
            <text:p>250978</text:p>
          </table:table-cell>
          <table:table-cell office:value-type="float" office:value="689680" calcext:value-type="float">
            <text:p>689680</text:p>
          </table:table-cell>
          <table:table-cell office:value-type="float" office:value="187124" calcext:value-type="float">
            <text:p>187124</text:p>
          </table:table-cell>
          <table:table-cell table:number-columns-repeated="5"/>
          <table:table-cell table:formula="of:=SUM([.D61:.M61])/10" office:value-type="float" office:value="419152.2" calcext:value-type="float">
            <text:p>419152.2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76711" calcext:value-type="float">
            <text:p>76711</text:p>
          </table:table-cell>
          <table:table-cell office:value-type="float" office:value="101909" calcext:value-type="float">
            <text:p>101909</text:p>
          </table:table-cell>
          <table:table-cell office:value-type="float" office:value="112035" calcext:value-type="float">
            <text:p>112035</text:p>
          </table:table-cell>
          <table:table-cell office:value-type="float" office:value="104761" calcext:value-type="float">
            <text:p>104761</text:p>
          </table:table-cell>
          <table:table-cell office:value-type="float" office:value="119730" calcext:value-type="float">
            <text:p>119730</text:p>
          </table:table-cell>
          <table:table-cell office:value-type="float" office:value="74013" calcext:value-type="float">
            <text:p>74013</text:p>
          </table:table-cell>
          <table:table-cell office:value-type="float" office:value="122078" calcext:value-type="float">
            <text:p>122078</text:p>
          </table:table-cell>
          <table:table-cell office:value-type="float" office:value="117969" calcext:value-type="float">
            <text:p>117969</text:p>
          </table:table-cell>
          <table:table-cell office:value-type="float" office:value="93876" calcext:value-type="float">
            <text:p>93876</text:p>
          </table:table-cell>
          <table:table-cell office:value-type="float" office:value="94092" calcext:value-type="float">
            <text:p>94092</text:p>
          </table:table-cell>
          <table:table-cell office:value-type="float" office:value="99673" calcext:value-type="float">
            <text:p>99673</text:p>
          </table:table-cell>
          <table:table-cell table:number-columns-repeated="4"/>
          <table:table-cell table:formula="of:=SUM([.D62:.M62])/10" office:value-type="float" office:value="101717.4" calcext:value-type="float">
            <text:p>101717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3558" calcext:value-type="float">
            <text:p>383558</text:p>
          </table:table-cell>
          <table:table-cell office:value-type="float" office:value="611458" calcext:value-type="float">
            <text:p>611458</text:p>
          </table:table-cell>
          <table:table-cell office:value-type="float" office:value="448141" calcext:value-type="float">
            <text:p>448141</text:p>
          </table:table-cell>
          <table:table-cell office:value-type="float" office:value="419047" calcext:value-type="float">
            <text:p>419047</text:p>
          </table:table-cell>
          <table:table-cell office:value-type="float" office:value="239460" calcext:value-type="float">
            <text:p>239460</text:p>
          </table:table-cell>
          <table:table-cell office:value-type="float" office:value="370067" calcext:value-type="float">
            <text:p>370067</text:p>
          </table:table-cell>
          <table:table-cell office:value-type="float" office:value="610393" calcext:value-type="float">
            <text:p>610393</text:p>
          </table:table-cell>
          <table:table-cell office:value-type="float" office:value="235938" calcext:value-type="float">
            <text:p>235938</text:p>
          </table:table-cell>
          <table:table-cell office:value-type="float" office:value="65738" calcext:value-type="float">
            <text:p>65738</text:p>
          </table:table-cell>
          <table:table-cell office:value-type="float" office:value="188185" calcext:value-type="float">
            <text:p>188185</text:p>
          </table:table-cell>
          <table:table-cell table:number-columns-repeated="5"/>
          <table:table-cell table:formula="of:=SUM([.D63:.M63])/10" office:value-type="float" office:value="357198.5" calcext:value-type="float">
            <text:p>357198.5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94269" calcext:value-type="float">
            <text:p>94269</text:p>
          </table:table-cell>
          <table:table-cell office:value-type="float" office:value="88267" calcext:value-type="float">
            <text:p>88267</text:p>
          </table:table-cell>
          <table:table-cell office:value-type="float" office:value="109741" calcext:value-type="float">
            <text:p>109741</text:p>
          </table:table-cell>
          <table:table-cell office:value-type="float" office:value="104566" calcext:value-type="float">
            <text:p>104566</text:p>
          </table:table-cell>
          <table:table-cell office:value-type="float" office:value="103272" calcext:value-type="float">
            <text:p>103272</text:p>
          </table:table-cell>
          <table:table-cell office:value-type="float" office:value="74051" calcext:value-type="float">
            <text:p>74051</text:p>
          </table:table-cell>
          <table:table-cell office:value-type="float" office:value="111692" calcext:value-type="float">
            <text:p>111692</text:p>
          </table:table-cell>
          <table:table-cell office:value-type="float" office:value="112363" calcext:value-type="float">
            <text:p>112363</text:p>
          </table:table-cell>
          <table:table-cell office:value-type="float" office:value="109280" calcext:value-type="float">
            <text:p>109280</text:p>
          </table:table-cell>
          <table:table-cell office:value-type="float" office:value="94862" calcext:value-type="float">
            <text:p>94862</text:p>
          </table:table-cell>
          <table:table-cell office:value-type="float" office:value="97107" calcext:value-type="float">
            <text:p>97107</text:p>
          </table:table-cell>
          <table:table-cell table:number-columns-repeated="4"/>
          <table:table-cell table:formula="of:=SUM([.D64:.M64])/10" office:value-type="float" office:value="100236.3" calcext:value-type="float">
            <text:p>100236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1347" calcext:value-type="float">
            <text:p>471347</text:p>
          </table:table-cell>
          <table:table-cell office:value-type="float" office:value="529606" calcext:value-type="float">
            <text:p>529606</text:p>
          </table:table-cell>
          <table:table-cell office:value-type="float" office:value="548706" calcext:value-type="float">
            <text:p>548706</text:p>
          </table:table-cell>
          <table:table-cell office:value-type="float" office:value="418266" calcext:value-type="float">
            <text:p>418266</text:p>
          </table:table-cell>
          <table:table-cell office:value-type="float" office:value="206545" calcext:value-type="float">
            <text:p>206545</text:p>
          </table:table-cell>
          <table:table-cell office:value-type="float" office:value="370259" calcext:value-type="float">
            <text:p>370259</text:p>
          </table:table-cell>
          <table:table-cell office:value-type="float" office:value="558462" calcext:value-type="float">
            <text:p>558462</text:p>
          </table:table-cell>
          <table:table-cell office:value-type="float" office:value="224727" calcext:value-type="float">
            <text:p>224727</text:p>
          </table:table-cell>
          <table:table-cell office:value-type="float" office:value="764962" calcext:value-type="float">
            <text:p>764962</text:p>
          </table:table-cell>
          <table:table-cell office:value-type="float" office:value="189725" calcext:value-type="float">
            <text:p>189725</text:p>
          </table:table-cell>
          <table:table-cell table:number-columns-repeated="5"/>
          <table:table-cell table:formula="of:=SUM([.D65:.M65])/10" office:value-type="float" office:value="428260.5" calcext:value-type="float">
            <text:p>428260.5</text:p>
          </table:table-cell>
          <table:table-cell/>
        </table:table-row>
        <table:table-row table:style-name="ro1">
          <table:table-cell table:number-columns-repeated="18"/>
          <table:table-cell table:formula="of:=SUM([.D66:.M66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67:.M67])/1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ered step count for exploration to 1000</text:p>
          </table:table-cell>
          <table:table-cell/>
          <table:table-cell office:value-type="float" office:value="87709" calcext:value-type="float">
            <text:p>87709</text:p>
          </table:table-cell>
          <table:table-cell office:value-type="float" office:value="83914" calcext:value-type="float">
            <text:p>83914</text:p>
          </table:table-cell>
          <table:table-cell office:value-type="float" office:value="103103" calcext:value-type="float">
            <text:p>103103</text:p>
          </table:table-cell>
          <table:table-cell office:value-type="float" office:value="100230" calcext:value-type="float">
            <text:p>100230</text:p>
          </table:table-cell>
          <table:table-cell office:value-type="float" office:value="108970" calcext:value-type="float">
            <text:p>108970</text:p>
          </table:table-cell>
          <table:table-cell office:value-type="float" office:value="99500" calcext:value-type="float">
            <text:p>99500</text:p>
          </table:table-cell>
          <table:table-cell office:value-type="float" office:value="114856" calcext:value-type="float">
            <text:p>114856</text:p>
          </table:table-cell>
          <table:table-cell office:value-type="float" office:value="112287" calcext:value-type="float">
            <text:p>112287</text:p>
          </table:table-cell>
          <table:table-cell office:value-type="float" office:value="91141" calcext:value-type="float">
            <text:p>91141</text:p>
          </table:table-cell>
          <table:table-cell office:value-type="float" office:value="98394" calcext:value-type="float">
            <text:p>98394</text:p>
          </table:table-cell>
          <table:table-cell office:value-type="float" office:value="97316" calcext:value-type="float">
            <text:p>97316</text:p>
          </table:table-cell>
          <table:table-cell table:number-columns-repeated="4"/>
          <table:table-cell table:formula="of:=SUM([.D68:.M68])/10" office:value-type="float" office:value="100010.4" calcext:value-type="float">
            <text:p>100010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8546" calcext:value-type="float">
            <text:p>438546</text:p>
          </table:table-cell>
          <table:table-cell office:value-type="float" office:value="587401" calcext:value-type="float">
            <text:p>587401</text:p>
          </table:table-cell>
          <table:table-cell office:value-type="float" office:value="515517" calcext:value-type="float">
            <text:p>515517</text:p>
          </table:table-cell>
          <table:table-cell office:value-type="float" office:value="400923" calcext:value-type="float">
            <text:p>400923</text:p>
          </table:table-cell>
          <table:table-cell office:value-type="float" office:value="326910" calcext:value-type="float">
            <text:p>326910</text:p>
          </table:table-cell>
          <table:table-cell office:value-type="float" office:value="199000" calcext:value-type="float">
            <text:p>199000</text:p>
          </table:table-cell>
          <table:table-cell office:value-type="float" office:value="574284" calcext:value-type="float">
            <text:p>574284</text:p>
          </table:table-cell>
          <table:table-cell office:value-type="float" office:value="336863" calcext:value-type="float">
            <text:p>336863</text:p>
          </table:table-cell>
          <table:table-cell office:value-type="float" office:value="729131" calcext:value-type="float">
            <text:p>729131</text:p>
          </table:table-cell>
          <table:table-cell office:value-type="float" office:value="196789" calcext:value-type="float">
            <text:p>196789</text:p>
          </table:table-cell>
          <table:table-cell table:number-columns-repeated="5"/>
          <table:table-cell table:formula="of:=SUM([.D69:.M69])/10" office:value-type="float" office:value="430536.4" calcext:value-type="float">
            <text:p>430536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ered to 800</text:p>
          </table:table-cell>
          <table:table-cell/>
          <table:table-cell office:value-type="float" office:value="93468" calcext:value-type="float">
            <text:p>93468</text:p>
          </table:table-cell>
          <table:table-cell office:value-type="float" office:value="98057" calcext:value-type="float">
            <text:p>98057</text:p>
          </table:table-cell>
          <table:table-cell office:value-type="float" office:value="108363" calcext:value-type="float">
            <text:p>108363</text:p>
          </table:table-cell>
          <table:table-cell office:value-type="float" office:value="98099" calcext:value-type="float">
            <text:p>98099</text:p>
          </table:table-cell>
          <table:table-cell office:value-type="float" office:value="89912" calcext:value-type="float">
            <text:p>89912</text:p>
          </table:table-cell>
          <table:table-cell office:value-type="float" office:value="92777" calcext:value-type="float">
            <text:p>92777</text:p>
          </table:table-cell>
          <table:table-cell office:value-type="float" office:value="102476" calcext:value-type="float">
            <text:p>102476</text:p>
          </table:table-cell>
          <table:table-cell office:value-type="float" office:value="109257" calcext:value-type="float">
            <text:p>109257</text:p>
          </table:table-cell>
          <table:table-cell office:value-type="float" office:value="96416" calcext:value-type="float">
            <text:p>96416</text:p>
          </table:table-cell>
          <table:table-cell office:value-type="float" office:value="84433" calcext:value-type="float">
            <text:p>84433</text:p>
          </table:table-cell>
          <table:table-cell office:value-type="float" office:value="94469" calcext:value-type="float">
            <text:p>94469</text:p>
          </table:table-cell>
          <table:table-cell table:number-columns-repeated="4"/>
          <table:table-cell table:formula="of:=SUM([.D70:.M70])/10" office:value-type="float" office:value="97325.8" calcext:value-type="float">
            <text:p>97325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0813" calcext:value-type="float">
            <text:p>560813</text:p>
          </table:table-cell>
          <table:table-cell office:value-type="float" office:value="686401" calcext:value-type="float">
            <text:p>686401</text:p>
          </table:table-cell>
          <table:table-cell office:value-type="float" office:value="541817" calcext:value-type="float">
            <text:p>541817</text:p>
          </table:table-cell>
          <table:table-cell office:value-type="float" office:value="392398" calcext:value-type="float">
            <text:p>392398</text:p>
          </table:table-cell>
          <table:table-cell office:value-type="float" office:value="359649" calcext:value-type="float">
            <text:p>359649</text:p>
          </table:table-cell>
          <table:table-cell office:value-type="float" office:value="371110" calcext:value-type="float">
            <text:p>371110</text:p>
          </table:table-cell>
          <table:table-cell office:value-type="float" office:value="717335" calcext:value-type="float">
            <text:p>717335</text:p>
          </table:table-cell>
          <table:table-cell office:value-type="float" office:value="327771" calcext:value-type="float">
            <text:p>327771</text:p>
          </table:table-cell>
          <table:table-cell office:value-type="float" office:value="771329" calcext:value-type="float">
            <text:p>771329</text:p>
          </table:table-cell>
          <table:table-cell office:value-type="float" office:value="253299" calcext:value-type="float">
            <text:p>253299</text:p>
          </table:table-cell>
          <table:table-cell table:number-columns-repeated="5"/>
          <table:table-cell table:formula="of:=SUM([.D71:.M71])/10" office:value-type="float" office:value="498192.2" calcext:value-type="float">
            <text:p>498192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 explore steps, but adding tankers til 1500 (as above)</text:p>
          </table:table-cell>
          <table:table-cell/>
          <table:table-cell office:value-type="float" office:value="101283" calcext:value-type="float">
            <text:p>101283</text:p>
          </table:table-cell>
          <table:table-cell office:value-type="float" office:value="91248" calcext:value-type="float">
            <text:p>91248</text:p>
          </table:table-cell>
          <table:table-cell office:value-type="float" office:value="104556" calcext:value-type="float">
            <text:p>104556</text:p>
          </table:table-cell>
          <table:table-cell office:value-type="float" office:value="57134" calcext:value-type="float">
            <text:p>57134</text:p>
          </table:table-cell>
          <table:table-cell office:value-type="float" office:value="92204" calcext:value-type="float">
            <text:p>92204</text:p>
          </table:table-cell>
          <table:table-cell office:value-type="float" office:value="110256" calcext:value-type="float">
            <text:p>110256</text:p>
          </table:table-cell>
          <table:table-cell office:value-type="float" office:value="100685" calcext:value-type="float">
            <text:p>100685</text:p>
          </table:table-cell>
          <table:table-cell office:value-type="float" office:value="121729" calcext:value-type="float">
            <text:p>121729</text:p>
          </table:table-cell>
          <table:table-cell office:value-type="float" office:value="134383" calcext:value-type="float">
            <text:p>134383</text:p>
          </table:table-cell>
          <table:table-cell office:value-type="float" office:value="95980" calcext:value-type="float">
            <text:p>95980</text:p>
          </table:table-cell>
          <table:table-cell office:value-type="float" office:value="100275" calcext:value-type="float">
            <text:p>100275</text:p>
          </table:table-cell>
          <table:table-cell table:number-columns-repeated="4"/>
          <table:table-cell table:formula="of:=SUM([.D72:.M72])/10" office:value-type="float" office:value="100945.8" calcext:value-type="float">
            <text:p>100945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3850" calcext:value-type="float">
            <text:p>303850</text:p>
          </table:table-cell>
          <table:table-cell office:value-type="float" office:value="547492" calcext:value-type="float">
            <text:p>547492</text:p>
          </table:table-cell>
          <table:table-cell office:value-type="float" office:value="522780" calcext:value-type="float">
            <text:p>522780</text:p>
          </table:table-cell>
          <table:table-cell office:value-type="float" office:value="114269" calcext:value-type="float">
            <text:p>114269</text:p>
          </table:table-cell>
          <table:table-cell office:value-type="float" office:value="461024" calcext:value-type="float">
            <text:p>461024</text:p>
          </table:table-cell>
          <table:table-cell office:value-type="float" office:value="220512" calcext:value-type="float">
            <text:p>220512</text:p>
          </table:table-cell>
          <table:table-cell office:value-type="float" office:value="704796" calcext:value-type="float">
            <text:p>704796</text:p>
          </table:table-cell>
          <table:table-cell office:value-type="float" office:value="243459" calcext:value-type="float">
            <text:p>243459</text:p>
          </table:table-cell>
          <table:table-cell office:value-type="float" office:value="268766" calcext:value-type="float">
            <text:p>268766</text:p>
          </table:table-cell>
          <table:table-cell office:value-type="float" office:value="671863" calcext:value-type="float">
            <text:p>671863</text:p>
          </table:table-cell>
          <table:table-cell table:number-columns-repeated="5"/>
          <table:table-cell table:formula="of:=SUM([.D73:.M73])/10" office:value-type="float" office:value="405881.1" calcext:value-type="float">
            <text:p>405881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explore at all (inc 400 usual steps)</text:p>
          </table:table-cell>
          <table:table-cell/>
          <table:table-cell office:value-type="float" office:value="101283" calcext:value-type="float">
            <text:p>101283</text:p>
          </table:table-cell>
          <table:table-cell office:value-type="float" office:value="91248" calcext:value-type="float">
            <text:p>91248</text:p>
          </table:table-cell>
          <table:table-cell office:value-type="float" office:value="104556" calcext:value-type="float">
            <text:p>104556</text:p>
          </table:table-cell>
          <table:table-cell office:value-type="float" office:value="57134" calcext:value-type="float">
            <text:p>57134</text:p>
          </table:table-cell>
          <table:table-cell office:value-type="float" office:value="92204" calcext:value-type="float">
            <text:p>92204</text:p>
          </table:table-cell>
          <table:table-cell office:value-type="float" office:value="110256" calcext:value-type="float">
            <text:p>110256</text:p>
          </table:table-cell>
          <table:table-cell office:value-type="float" office:value="100685" calcext:value-type="float">
            <text:p>100685</text:p>
          </table:table-cell>
          <table:table-cell office:value-type="float" office:value="121729" calcext:value-type="float">
            <text:p>121729</text:p>
          </table:table-cell>
          <table:table-cell office:value-type="float" office:value="134383" calcext:value-type="float">
            <text:p>134383</text:p>
          </table:table-cell>
          <table:table-cell office:value-type="float" office:value="95980" calcext:value-type="float">
            <text:p>95980</text:p>
          </table:table-cell>
          <table:table-cell office:value-type="float" office:value="100275" calcext:value-type="float">
            <text:p>100275</text:p>
          </table:table-cell>
          <table:table-cell table:number-columns-repeated="4"/>
          <table:table-cell table:formula="of:=SUM([.D74:.M74])/10" office:value-type="float" office:value="100945.8" calcext:value-type="float">
            <text:p>100945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3850" calcext:value-type="float">
            <text:p>303850</text:p>
          </table:table-cell>
          <table:table-cell office:value-type="float" office:value="547492" calcext:value-type="float">
            <text:p>547492</text:p>
          </table:table-cell>
          <table:table-cell office:value-type="float" office:value="522780" calcext:value-type="float">
            <text:p>522780</text:p>
          </table:table-cell>
          <table:table-cell office:value-type="float" office:value="114269" calcext:value-type="float">
            <text:p>114269</text:p>
          </table:table-cell>
          <table:table-cell office:value-type="float" office:value="461024" calcext:value-type="float">
            <text:p>461024</text:p>
          </table:table-cell>
          <table:table-cell office:value-type="float" office:value="220512" calcext:value-type="float">
            <text:p>220512</text:p>
          </table:table-cell>
          <table:table-cell office:value-type="float" office:value="704796" calcext:value-type="float">
            <text:p>704796</text:p>
          </table:table-cell>
          <table:table-cell office:value-type="float" office:value="243459" calcext:value-type="float">
            <text:p>243459</text:p>
          </table:table-cell>
          <table:table-cell office:value-type="float" office:value="268766" calcext:value-type="float">
            <text:p>268766</text:p>
          </table:table-cell>
          <table:table-cell office:value-type="float" office:value="671863" calcext:value-type="float">
            <text:p>671863</text:p>
          </table:table-cell>
          <table:table-cell table:number-columns-repeated="5"/>
          <table:table-cell table:formula="of:=SUM([.D75:.M75])/10" office:value-type="float" office:value="405881.1" calcext:value-type="float">
            <text:p>405881.1</text:p>
          </table:table-cell>
          <table:table-cell/>
        </table:table-row>
        <table:table-row table:style-name="ro1">
          <table:table-cell table:number-columns-repeated="18"/>
          <table:table-cell table:formula="of:=SUM([.D76:.M76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77:.M77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78:.M78])/10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16:17:13.6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31:36.018000000</meta:creation-date>
    <dc:date>2019-04-12T00:12:45</dc:date>
    <meta:editing-duration>P2DT2H43M36S</meta:editing-duration>
    <meta:editing-cycles>36</meta:editing-cycles>
    <meta:generator>LibreOffice/6.1.2.1$Windows_X86_64 LibreOffice_project/65905a128db06ba48db947242809d14d3f9a93fe</meta:generator>
    <meta:document-statistic meta:table-count="1" meta:cell-count="892" meta:object-count="0"/>
  </office:meta>
</office:document-meta>
</file>